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858cm" svg:height="2.286cm" svg:x="8.112cm" svg:y="23.606cm">
          <text:p text:style-name="P1">Dark Depths</text:p>
          <text:p text:style-name="P1">(Inaccessab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7.62cm" svg:height="2.54cm" svg:x="7.35cm" svg:y="19.542cm">
          <text:p text:style-name="P1">Goblin Level (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6.604cm" svg:height="2.032cm" svg:x="8.112cm" svg:y="15.224cm">
          <text:p text:style-name="P1">“Labyrinth” (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588cm" svg:height="2.794cm" svg:x="3.286cm" svg:y="10.144cm">
          <text:p text:style-name="P1">Red Wing (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5.588cm" svg:height="2.794cm" svg:x="14.462cm" svg:y="10.398cm">
          <text:p text:style-name="P1">Blue Wing (3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794cm" svg:height="2.286cm" svg:x="17.51cm" svg:y="15.732cm">
          <text:p text:style-name="P1">Spawn Chamber (7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794cm" svg:height="2.286cm" svg:x="2.27cm" svg:y="15.732cm">
          <text:p text:style-name="P1">Spawn Chamber (6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794cm" svg:height="2.286cm" svg:x="9.89cm" svg:y="4.556cm">
          <text:p text:style-name="P1">Top Level (4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10.652cm" svg:y="2.016cm">
          <text:p text:style-name="P1">Exit (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2.27cm" svg:y="6.842cm">
          <text:p text:style-name="P1">False Exit (8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8.78cm" svg:y="7.096cm">
          <text:p text:style-name="P1">False Exit (9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16cm" svg:y1="19.542cm" svg:x2="11.414cm" svg:y2="17.256cm" draw:start-shape="id1" draw:start-glue-point="4" draw:end-shape="id2" draw:end-glue-point="8" svg:d="m11160 19542c0-1713 254-570 254-2286">
          <text:p/>
        </draw:connector>
        <draw:connector draw:style-name="gr2" draw:text-style-name="P1" draw:layer="layout" draw:type="curve" svg:x1="11.16cm" svg:y1="22.082cm" svg:x2="11.541cm" svg:y2="23.606cm" draw:start-shape="id1" draw:start-glue-point="8" draw:end-shape="id3" draw:end-glue-point="4" svg:d="m11160 22082c0 1144 381 383 381 1524">
          <text:p/>
        </draw:connector>
        <draw:connector draw:style-name="gr2" draw:text-style-name="P1" draw:layer="layout" draw:type="curve" svg:x1="9.079cm" svg:y1="15.521cm" svg:x2="8.056cm" svg:y2="12.529cm" draw:start-shape="id2" draw:start-glue-point="5" draw:end-shape="id4" draw:end-glue-point="9" svg:d="m9079 15521c0-2158-1023-663-1023-2992">
          <text:p/>
        </draw:connector>
        <draw:connector draw:style-name="gr2" draw:text-style-name="P1" draw:layer="layout" draw:type="curve" svg:x1="13.749cm" svg:y1="15.521cm" svg:x2="15.28cm" svg:y2="12.783cm" draw:start-shape="id2" draw:start-glue-point="11" draw:end-shape="id5" draw:end-glue-point="7" svg:d="m13749 15521c0-1968 1531-599 1531-2738">
          <text:p/>
        </draw:connector>
        <draw:connector draw:style-name="gr2" draw:text-style-name="P1" draw:layer="layout" draw:type="curve" svg:x1="17.256cm" svg:y1="13.192cm" svg:x2="18.907cm" svg:y2="15.732cm" draw:start-shape="id5" draw:start-glue-point="8" draw:end-shape="id6" draw:end-glue-point="4" svg:d="m17256 13192c0 1906 1651 637 1651 2540">
          <text:p/>
        </draw:connector>
        <draw:connector draw:style-name="gr2" draw:text-style-name="P1" draw:layer="layout" draw:type="curve" svg:x1="19.232cm" svg:y1="10.807cm" svg:x2="19.415cm" svg:y2="8.366cm" draw:start-shape="id5" draw:start-glue-point="11" draw:end-shape="id7" draw:end-glue-point="8" svg:d="m19232 10807c0-2136 183-916 183-2441">
          <text:p/>
        </draw:connector>
        <draw:connector draw:style-name="gr2" draw:text-style-name="P1" draw:layer="layout" draw:type="curve" svg:x1="15.28cm" svg:y1="10.807cm" svg:x2="12.275cm" svg:y2="6.508cm" draw:start-shape="id5" draw:start-glue-point="5" draw:end-shape="id8" draw:end-glue-point="9" svg:d="m15280 10807c0-3279-3005-1130-3005-4299">
          <text:p/>
        </draw:connector>
        <draw:connector draw:style-name="gr2" draw:text-style-name="P1" draw:layer="layout" draw:type="curve" svg:x1="8.056cm" svg:y1="10.553cm" svg:x2="10.299cm" svg:y2="6.508cm" draw:start-shape="id4" draw:start-glue-point="11" draw:end-shape="id8" draw:end-glue-point="7" svg:d="m8056 10553c0-3088 2243-1066 2243-4045">
          <text:p/>
        </draw:connector>
        <draw:connector draw:style-name="gr2" draw:text-style-name="P1" draw:layer="layout" draw:type="curve" svg:x1="4.104cm" svg:y1="10.553cm" svg:x2="2.905cm" svg:y2="8.112cm" draw:start-shape="id4" draw:start-glue-point="5" draw:end-shape="id9" draw:end-glue-point="8" svg:d="m4104 10553c0-2136-1199-916-1199-2441">
          <text:p/>
        </draw:connector>
        <draw:connector draw:style-name="gr2" draw:text-style-name="P1" draw:layer="layout" draw:type="curve" svg:x1="4.104cm" svg:y1="12.529cm" svg:x2="3.667cm" svg:y2="15.732cm" draw:start-shape="id4" draw:start-glue-point="7" draw:end-shape="id10" draw:end-glue-point="4" svg:d="m4104 12529c0 2710-437 1109-437 3203">
          <text:p/>
        </draw:connector>
        <draw:connector draw:style-name="gr2" draw:text-style-name="P1" draw:layer="layout" draw:type="curve" svg:x1="11.287cm" svg:y1="4.556cm" svg:x2="11.287cm" svg:y2="3.286cm" draw:start-shape="id8" draw:start-glue-point="4" draw:end-shape="id11" draw:end-glue-point="8" svg:d="m11287 4556v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Brown</meta:initial-creator>
    <meta:creation-date>2011-08-20T18:02:00.86</meta:creation-date>
    <dc:date>2011-08-21T03:41:28.46</dc:date>
    <dc:creator>Eric Brown</dc:creator>
    <meta:editing-duration>PT9H24M17S</meta:editing-duration>
    <meta:editing-cycles>1</meta:editing-cycles>
    <meta:document-statistic meta:object-count="22"/>
    <meta:generator>LibreOffice/3.4$Win32 LibreOffice_project/340m1$Build-12</meta:generator>
  </office:meta>
</office:document-meta>
</file>